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ro5" style:family="table-row">
      <style:table-row-properties style:row-height="0.2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19ccf2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Observations</text:p>
          </table:table-cell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Trend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list posts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Here all trending posts will be displayed – the most liked posts are showed he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For Yo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ist for you posts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Here will be displayed content creators that a user like the most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Search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A visitor can search a content creator by his nam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tent creator page</text:p>
          </table:table-cell>
          <table:table-cell table:style-name="ce4"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posts list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Each content creator have a feed with his post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filter post</text:p>
          </table:table-cell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>
            <text:p>User can apply filter on post to find the most optimal ones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sort by</text:p>
          </table:table-cell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>
            <text:p>User can sort by date, most likes, most commen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ntent creator Profile</text:p>
          </table:table-cell>
          <table:table-cell table:style-name="ce4"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CRUD operations on profile data</text:p>
          </table:table-cell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>
            <text:p>Creator can modify or delete his personal dat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RUD operations on personal posts</text:p>
          </table:table-cell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>
            <text:p>Creator can create, modify or delete his personal posts. He can also delete comments from his pos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User Profile</text:p>
          </table:table-cell>
          <table:table-cell table:style-name="ce4"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CRUD operations on profile data</text:p>
          </table:table-cell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>
            <text:p>User can modify or delete his personal accou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 post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like post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 calcext:value-type="string">
            <text:p>comment</text:p>
          </table:table-cell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>
            <text:p>User can comment at a post, the comment will appear at comments section at that post</text:p>
          </table:table-cell>
        </table:table-row>
        <table:table-row table:style-name="ro5">
          <table:table-cell table:number-columns-repeated="2"/>
          <table:table-cell table:style-name="ce7"/>
          <table:table-cell table:style-name="ce3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table:style-name="ce7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Admin Profile</text:p>
          </table:table-cell>
          <table:table-cell table:style-name="ce4"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CRUD operations on profile data</text:p>
          </table:table-cell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>
            <text:p>Admin can modify or delete his personal data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CRUD operations on all posts</text:p>
          </table:table-cell>
          <table:table-cell table:style-name="ce7" office:value-type="float" office:value="30" calcext:value-type="float">
            <text:p>30</text:p>
          </table:table-cell>
          <table:table-cell table:style-name="ce3" office:value-type="string" calcext:value-type="string">
            <text:p>Admin can modify or delete all posts. He can also delete comments from any post.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CRUD operations on all users</text:p>
          </table:table-cell>
          <table:table-cell table:style-name="ce7" office:value-type="float" office:value="30" calcext:value-type="float">
            <text:p>30</text:p>
          </table:table-cell>
          <table:table-cell table:style-name="ce3" office:value-type="string" calcext:value-type="string">
            <text:p>Admin cam also delete, modify users. When a user is deleted all his posts will be also deleted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3">
          <table:table-cell table:style-name="ce3" office:value-type="string" calcext:value-type="string">
            <text:p>Data Base Design and implementation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3" office:value-type="string" calcext:value-type="string">
            <text:p>I will use SQL data base because I want the data to be well structur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 raw:</text:p>
          </table:table-cell>
          <table:table-cell table:formula="of:=SUM([.C8] : [.C54])"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Total:</text:p>
          </table:table-cell>
          <table:table-cell table:formula="of:=CEILING([.C56] + ([.C56] * 0.3))" office:value-type="float" office:value="277" calcext:value-type="float">
            <text:p>2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12:33:30.330000000</meta:creation-date>
    <dc:date>2022-11-23T13:21:53.484000000</dc:date>
    <meta:editing-duration>PT15M50S</meta:editing-duration>
    <meta:editing-cycles>4</meta:editing-cycles>
    <meta:generator>LibreOffice/7.3.7.2$Windows_X86_64 LibreOffice_project/e114eadc50a9ff8d8c8a0567d6da8f454beeb84f</meta:generator>
    <meta:document-statistic meta:table-count="1" meta:cell-count="65" meta:object-count="0"/>
  </office:meta>
</office:document-meta>
</file>